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4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1"/>
    </style:style>
    <style:style style:name="P37" style:family="paragraph" style:parent-style-name="Frame_20_contents">
      <style:paragraph-properties fo:margin-top="0cm" fo:margin-bottom="0cm"/>
      <style:text-properties style:font-name="Verdana1"/>
    </style:style>
    <style:style style:name="P38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39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40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41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4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43" style:family="paragraph" style:parent-style-name="Frame_20_contents">
      <style:paragraph-properties fo:margin-top="0cm" fo:margin-bottom="0cm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5"/>
      <text:p text:style-name="P36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6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6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Flakes</text:p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short grain brown rice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ext:soft-page-break/>
        <table:table-row table:style-name="Table177.1">
          <table:table-cell table:style-name="Table177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16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5"><text:span text:style-name="T1">Brown Basmati Rice</text:span>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7"/>
            <text:p text:style-name="P18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36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New Found Oatmeal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Standard"/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6"/>
      <text:p text:style-name="Standard"><text:soft-page-break/></text:p>
      <text:p text:style-name="P36"/>
      <text:p text:style-name="P25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Standard"/>
      <text:p text:style-name="P36"/>
      <text:p text:style-name="Standard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08T19:20:37.59</dc:date>
    <dc:creator>2385 Agricola Grainery Food Coop</dc:creator>
    <meta:editing-duration>PT690H59M19S</meta:editing-duration>
    <meta:editing-cycles>215</meta:editing-cycles>
    <meta:generator>OpenOffice.org/3.2$Win32 OpenOffice.org_project/320m12$Build-9483</meta:generator>
    <meta:printed-by>2385 Agricola Grainery Food Coop</meta:printed-by>
    <meta:print-date>2010-12-08T19:17:58.75</meta:print-date>
    <meta:document-statistic meta:table-count="177" meta:image-count="0" meta:object-count="0" meta:page-count="347" meta:paragraph-count="1658" meta:word-count="8000" meta:character-count="58139"/>
    <meta:user-defined meta:name="Info 1"/>
    <meta:user-defined meta:name="Info 2"/>
    <meta:user-defined meta:name="Info 3"/>
    <meta:user-defined meta:name="Info 4"/>
  </office:meta>
</office:document-meta>
</file>